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BoldMT" svg:font-family="Arial-BoldMT"/>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fo:font-weight="bold" style:font-weight-asian="bold" style:font-weight-complex="bold"/>
    </style:style>
    <style:style style:name="P2" style:family="paragraph" style:parent-style-name="Standard">
      <style:text-properties style:font-name="Trebuchet MS" fo:font-size="14pt" fo:font-weight="bold" style:font-size-asian="14pt" style:font-weight-asian="bold" style:font-size-complex="14pt" style:font-weight-complex="bold"/>
    </style:style>
    <style:style style:name="P3" style:family="paragraph" style:parent-style-name="Standard">
      <style:text-properties style:font-name="Trebuchet MS" fo:font-size="16pt" fo:font-weight="bold" style:font-size-asian="16pt" style:font-weight-asian="bold" style:font-size-complex="16pt" style:font-weight-complex="bold"/>
    </style:style>
    <style:style style:name="P4" style:family="paragraph" style:parent-style-name="Standard" style:list-style-name="L14">
      <style:text-properties style:font-name="Trebuchet MS" fo:font-weight="normal" style:font-weight-asian="normal" style:font-weight-complex="normal"/>
    </style:style>
    <style:style style:name="P5" style:family="paragraph" style:parent-style-name="Standard">
      <style:text-properties style:font-name="Trebuchet MS" fo:font-style="italic" fo:font-weight="bold" style:font-style-asian="italic" style:font-weight-asian="bold" style:font-style-complex="italic" style:font-weight-complex="bold"/>
    </style:style>
    <style:style style:name="P6" style:family="paragraph" style:parent-style-name="Standard" style:list-style-name="L1">
      <style:text-properties style:font-name="Trebuchet MS" fo:font-style="italic" fo:font-weight="bold" style:font-style-asian="italic" style:font-weight-asian="bold" style:font-style-complex="italic" style:font-weight-complex="bold"/>
    </style:style>
    <style:style style:name="P7" style:family="paragraph" style:parent-style-name="Standard" style:list-style-name="L16">
      <style:text-properties style:font-name="Trebuchet MS" fo:font-style="italic" fo:font-weight="bold" style:font-style-asian="italic" style:font-weight-asian="bold" style:font-style-complex="italic" style:font-weight-complex="bold"/>
    </style:style>
    <style:style style:name="P8" style:family="paragraph" style:parent-style-name="Standard">
      <style:text-properties style:font-name="Trebuchet MS" fo:font-style="italic" fo:font-weight="normal" style:font-style-asian="italic" style:font-weight-asian="normal" style:font-style-complex="italic" style:font-weight-complex="normal"/>
    </style:style>
    <style:style style:name="P9" style:family="paragraph" style:parent-style-name="Standard" style:list-style-name="L17">
      <style:text-properties style:font-name="Trebuchet MS" fo:font-style="italic" fo:font-weight="normal" style:font-style-asian="italic" style:font-weight-asian="normal" style:font-style-complex="italic" style:font-weight-complex="normal"/>
    </style:style>
    <style:style style:name="P10" style:family="paragraph" style:parent-style-name="Standard">
      <style:text-properties style:font-name="Trebuchet MS" fo:font-style="normal" fo:font-weight="normal" style:font-style-asian="normal" style:font-weight-asian="normal" style:font-style-complex="normal" style:font-weight-complex="normal"/>
    </style:style>
    <style:style style:name="P11" style:family="paragraph" style:parent-style-name="Standard" style:list-style-name="L2">
      <style:text-properties style:font-name="Trebuchet MS" fo:font-style="normal" fo:font-weight="normal" style:font-style-asian="normal" style:font-weight-asian="normal" style:font-style-complex="normal" style:font-weight-complex="normal"/>
    </style:style>
    <style:style style:name="P12" style:family="paragraph" style:parent-style-name="Standard" style:list-style-name="L5">
      <style:text-properties style:font-name="Trebuchet MS" fo:font-style="normal" fo:font-weight="normal" style:font-style-asian="normal" style:font-weight-asian="normal" style:font-style-complex="normal" style:font-weight-complex="normal"/>
    </style:style>
    <style:style style:name="P13" style:family="paragraph" style:parent-style-name="Standard" style:list-style-name="L6">
      <style:text-properties style:font-name="Trebuchet MS" fo:font-style="normal" fo:font-weight="normal" style:font-style-asian="normal" style:font-weight-asian="normal" style:font-style-complex="normal" style:font-weight-complex="normal"/>
    </style:style>
    <style:style style:name="P14" style:family="paragraph" style:parent-style-name="Standard" style:list-style-name="L7">
      <style:text-properties style:font-name="Trebuchet MS" fo:font-style="normal" fo:font-weight="normal" style:font-style-asian="normal" style:font-weight-asian="normal" style:font-style-complex="normal" style:font-weight-complex="normal"/>
    </style:style>
    <style:style style:name="P15" style:family="paragraph" style:parent-style-name="Standard" style:list-style-name="L9">
      <style:text-properties style:font-name="Trebuchet MS" fo:font-style="normal" fo:font-weight="normal" style:font-style-asian="normal" style:font-weight-asian="normal" style:font-style-complex="normal" style:font-weight-complex="normal"/>
    </style:style>
    <style:style style:name="P16" style:family="paragraph" style:parent-style-name="Standard" style:list-style-name="L3">
      <style:text-properties style:font-name="Trebuchet MS" fo:font-style="normal" fo:font-weight="normal" style:font-style-asian="normal" style:font-weight-asian="normal" style:font-style-complex="normal" style:font-weight-complex="normal"/>
    </style:style>
    <style:style style:name="P17" style:family="paragraph" style:parent-style-name="Standard">
      <style:text-properties style:font-name="Trebuchet MS" fo:font-style="normal" fo:font-weight="bold" style:font-style-asian="normal" style:font-weight-asian="bold" style:font-style-complex="normal" style:font-weight-complex="bold"/>
    </style:style>
    <style:style style:name="P18" style:family="paragraph" style:parent-style-name="Standard" style:list-style-name="L8">
      <style:text-properties style:font-name="Trebuchet MS" fo:font-style="normal" fo:font-weight="bold" style:font-style-asian="normal" style:font-weight-asian="bold" style:font-style-complex="normal" style:font-weight-complex="bold"/>
    </style:style>
    <style:style style:name="P19" style:family="paragraph" style:parent-style-name="Standard" style:list-style-name="L10">
      <style:text-properties style:font-name="Trebuchet M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lit It: Acceptance Testing</text:p>
      <text:p text:style-name="P1"/>
      <text:p text:style-name="P1">Latest revision: <text:span text:style-name="T1">2014-05-07</text:span></text:p>
      <text:p text:style-name="P1">Document description: <text:span text:style-name="T1">Describes the acceptance tests for the Split It Android application, where the user stories are tested from a ”customer” perspective. The tests below are not necessarily directly related to specific user stories: some of the tests might include two or more stories.</text:span></text:p>
      <text:p text:style-name="P1"><text:span text:style-name="T1"/></text:p>
      <text:p text:style-name="P2">Add a contact to a list</text:p>
      <text:p text:style-name="P1"/>
      <text:p text:style-name="P1">Test ID: <text:span text:style-name="T1">T01</text:span></text:p>
      <text:p text:style-name="P1">Test case description:<text:span text:style-name="T1"> Add a contact to a list</text:span></text:p>
      <text:p text:style-name="P1">Precondition: <text:span text:style-name="T1">Viewing the contact list</text:span></text:p>
      <text:p text:style-name="P1">Test steps:<text:span text:style-name="T1"> </text:span></text:p>
      <text:p text:style-name="P1"><text:span text:style-name="T1"/></text:p>
      <text:p text:style-name="P5"><text:span text:style-name="T1">Variation 1</text:span></text:p>
      <text:list xml:id="list3950809675983294055" text:style-name="L1">
        <text:list-item>
          <text:list>
            <text:list-item>
              <text:list>
                <text:list-item>
                  <text:p text:style-name="P6"><text:span text:style-name="T3">Input the following in the ”contact name” field:</text:span></text:p>
                  <text:list>
                    <text:list-item>
                      <text:p text:style-name="P6"><text:span text:style-name="T3">”Anders Andersson”</text:span></text:p>
                    </text:list-item>
                  </text:list>
                </text:list-item>
                <text:list-item>
                  <text:p text:style-name="P6"><text:span text:style-name="T3">Press the ”Create contact” button</text:span></text:p>
                </text:list-item>
              </text:list>
            </text:list-item>
          </text:list>
        </text:list-item>
      </text:list>
      <text:p text:style-name="P5"><text:span text:style-name="T3"/></text:p>
      <text:p text:style-name="P5"><text:span text:style-name="T1">Variation 2</text:span></text:p>
      <text:list xml:id="list4158802577093980200" text:style-name="L3">
        <text:list-item>
          <text:p text:style-name="P16">Input the following in the ”contact name” field:</text:p>
          <text:list>
            <text:list-item>
              <text:p text:style-name="P16">”Anders Andersson”</text:p>
            </text:list-item>
          </text:list>
        </text:list-item>
        <text:list-item>
          <text:p text:style-name="P16">Press the ”Create contact” button</text:p>
        </text:list-item>
        <text:list-item>
          <text:p text:style-name="P16">Return to start screen</text:p>
        </text:list-item>
        <text:list-item>
          <text:p text:style-name="P16">Input the following:</text:p>
          <text:list>
            <text:list-item>
              <text:p text:style-name="P16">”Anders Andersson”</text:p>
            </text:list-item>
          </text:list>
        </text:list-item>
        <text:list-item>
          <text:p text:style-name="P16">Press the ”Create contact” button</text:p>
        </text:list-item>
      </text:list>
      <text:p text:style-name="P5"><text:span text:style-name="T3"/></text:p>
      <text:p text:style-name="P5"><text:span text:style-name="T2">Expected result</text:span></text:p>
      <text:p text:style-name="P5"><text:span text:style-name="T2"/></text:p>
      <text:p text:style-name="P8">Variation 1</text:p>
      <text:list xml:id="list2673993370517925594" text:style-name="L2">
        <text:list-item>
          <text:p text:style-name="P11">You receive a message that says ”You have created a contact called Anders Andersson”. The contact is added to the list of contacts, with the detail:</text:p>
          <text:list>
            <text:list-item>
              <text:p text:style-name="P11">Name: ”Anders Andersson”</text:p>
            </text:list-item>
            <text:list-item>
              <text:p text:style-name="P11">Debt: ”0”</text:p>
            </text:list-item>
          </text:list>
        </text:list-item>
      </text:list>
      <text:p text:style-name="P10"/>
      <text:p text:style-name="P8">Variation 2</text:p>
      <text:list xml:id="list5703206754605247318" text:style-name="L5">
        <text:list-item>
          <text:p text:style-name="P12">You receive a message that says ”The name you entered is not valid, a contact with that name might already exist”. The contact is not added to the list of contacts.</text:p>
        </text:list-item>
      </text:list>
      <text:p text:style-name="P10"/>
      <text:p text:style-name="P17">Related user story</text:p>
      <text:list xml:id="list5272937558382001663" text:style-name="L6">
        <text:list-item>
          <text:p text:style-name="P13">Add contacts to my contact lists</text:p>
        </text:list-item>
      </text:list>
      <text:p text:style-name="P10"/>
      <text:p text:style-name="P2">Increase a debt or decrease an owing to an existing contact</text:p>
      <text:p text:style-name="P1"/>
      <text:p text:style-name="P1">Test ID: <text:span text:style-name="T1">T02.1</text:span></text:p>
      <text:p text:style-name="P1">Test case description:<text:span text:style-name="T1"> Change a debt or owing to an existing contact</text:span></text:p>
      <text:p text:style-name="P1">Precondition: <text:span text:style-name="T1">Must have Anders Andersson in the contact list</text:span></text:p>
      <text:p text:style-name="P17">Test steps:</text:p>
      <text:p text:style-name="P17"><text:soft-page-break/></text:p>
      <text:p text:style-name="P8">Variation 1:</text:p>
      <text:list xml:id="list1843183415929029716" text:style-name="L7">
        <text:list-item>
          <text:list>
            <text:list-item>
              <text:list>
                <text:list-item>
                  <text:p text:style-name="P14">Input the follwing in the ”Amount” field:</text:p>
                  <text:list>
                    <text:list-item>
                      <text:p text:style-name="P14">”10”</text:p>
                    </text:list-item>
                  </text:list>
                </text:list-item>
                <text:list-item>
                  <text:p text:style-name="P14">Input the following in the ”Name” field:</text:p>
                  <text:list>
                    <text:list-item>
                      <text:p text:style-name="P14">”Anders Andersson”</text:p>
                    </text:list-item>
                  </text:list>
                </text:list-item>
                <text:list-item>
                  <text:p text:style-name="P14">Press the ”They owe me” button</text:p>
                </text:list-item>
              </text:list>
            </text:list-item>
          </text:list>
        </text:list-item>
      </text:list>
      <text:p text:style-name="P10"/>
      <text:p text:style-name="P5"><text:span text:style-name="T2">Expected result</text:span></text:p>
      <text:p text:style-name="P5"><text:span text:style-name="T2"/></text:p>
      <text:p text:style-name="P8">Variation 1</text:p>
      <text:list xml:id="list30660864" text:continue-list="list2673993370517925594" text:style-name="L2">
        <text:list-item>
          <text:p text:style-name="P11">You receive a message that says ”Your debt situation with Anders Andersson has been updated. The contact list is updated, with the debt increased or the owing decreased by 10 for the contact Anders Andersson.</text:p>
        </text:list-item>
      </text:list>
      <text:p text:style-name="P10"/>
      <text:p text:style-name="P17">Related user story:</text:p>
      <text:list xml:id="list8473047154206340761" text:style-name="L8">
        <text:list-item>
          <text:p text:style-name="P18"><text:span text:style-name="T1">Add a debt to a contact</text:span></text:p>
        </text:list-item>
        <text:list-item>
          <text:p text:style-name="P18"><text:span text:style-name="T1">Accumulate debts with a contact</text:span></text:p>
        </text:list-item>
        <text:list-item>
          <text:p text:style-name="P18"><text:span text:style-name="T1"/></text:p>
        </text:list-item>
      </text:list>
      <text:p text:style-name="P2">Decrease a debt or increase an owing to an existing contact</text:p>
      <text:p text:style-name="P1"/>
      <text:p text:style-name="P1">Test ID: <text:span text:style-name="T1">T02.2</text:span></text:p>
      <text:p text:style-name="P1">Test case description:<text:span text:style-name="T1"> Change a debt or owing to an existing contact</text:span></text:p>
      <text:p text:style-name="P1">Precondition: <text:span text:style-name="T1">Must have Anders Andersson in the contact list</text:span></text:p>
      <text:p text:style-name="P17">Test steps:</text:p>
      <text:p text:style-name="P17"/>
      <text:p text:style-name="P8">Variation 1:</text:p>
      <text:list xml:id="list30664460" text:continue-list="list1843183415929029716" text:style-name="L7">
        <text:list-item>
          <text:list>
            <text:list-item>
              <text:list>
                <text:list-item>
                  <text:p text:style-name="P14">Input the follwing in the ”Amount” field:</text:p>
                  <text:list>
                    <text:list-item>
                      <text:p text:style-name="P14">”10”</text:p>
                    </text:list-item>
                  </text:list>
                </text:list-item>
                <text:list-item>
                  <text:p text:style-name="P14">Input the following in the ”Name” field:</text:p>
                  <text:list>
                    <text:list-item>
                      <text:p text:style-name="P14">”Anders Andersson”</text:p>
                    </text:list-item>
                  </text:list>
                </text:list-item>
                <text:list-item>
                  <text:p text:style-name="P14">Press the ”I owe them” button</text:p>
                </text:list-item>
              </text:list>
            </text:list-item>
          </text:list>
        </text:list-item>
      </text:list>
      <text:p text:style-name="P10"/>
      <text:p text:style-name="P5"><text:span text:style-name="T2">Expected result</text:span></text:p>
      <text:p text:style-name="P5"><text:span text:style-name="T2"/></text:p>
      <text:p text:style-name="P8">Variation 1</text:p>
      <text:list xml:id="list9096915513852466919" text:style-name="L9">
        <text:list-item>
          <text:p text:style-name="P15">You receive a message that says ”Your debt situation with Anders Andersson has been updated. The contact list is updated, with the debt decreased or the owing increased by 10 for the contact Anders Andersson.</text:p>
        </text:list-item>
      </text:list>
      <text:p text:style-name="P10"/>
      <text:p text:style-name="P17">Related user story:</text:p>
      <text:list xml:id="list537688168519720658" text:style-name="L10">
        <text:list-item>
          <text:p text:style-name="P19"><text:span text:style-name="T1">Add a debt to a contact</text:span></text:p>
        </text:list-item>
        <text:list-item>
          <text:p text:style-name="P19"><text:span text:style-name="T1">Accumulate debts with a contact</text:span></text:p>
        </text:list-item>
      </text:list>
      <text:p text:style-name="P17"><text:span text:style-name="T1"/></text:p>
      <text:p text:style-name="P2">Show contact list</text:p>
      <text:p text:style-name="P1"/>
      <text:p text:style-name="P1">Test ID: <text:span text:style-name="T1">T03</text:span></text:p>
      <text:p text:style-name="P1">Test case description:<text:span text:style-name="T1"> Show the list of all contacts</text:span></text:p>
      <text:p text:style-name="P1">Precondition:</text:p>
      <text:p text:style-name="P1">Test steps:<text:span text:style-name="T1"> </text:span></text:p>
      <text:p text:style-name="P1"><text:span text:style-name="T1"/></text:p>
      <text:p text:style-name="P5"><text:soft-page-break/><text:span text:style-name="T1">Variation 1</text:span></text:p>
      <text:list xml:id="list1008115366063323805" text:style-name="L16">
        <text:list-item>
          <text:p text:style-name="P7"><text:span text:style-name="T3">Press the ”View contacts” button</text:span></text:p>
        </text:list-item>
      </text:list>
      <text:p text:style-name="P5"><text:span text:style-name="T3"/></text:p>
      <text:p text:style-name="P5"><text:span text:style-name="T2">Expected result</text:span></text:p>
      <text:p text:style-name="P5"><text:span text:style-name="T2"/></text:p>
      <text:p text:style-name="P8">Variation 1</text:p>
      <text:list xml:id="list1234563159620662251" text:style-name="L17">
        <text:list-item>
          <text:p text:style-name="P9"><text:span text:style-name="T2">The contact list is shown.</text:span></text:p>
        </text:list-item>
      </text:list>
      <text:p text:style-name="P10"/>
      <text:p text:style-name="P17">Related user story</text:p>
      <text:list xml:id="list6122725381770458622" text:style-name="L14">
        <text:list-item>
          <text:p text:style-name="P4"><text:span text:style-name="T2">View what my total owing are</text:span></text:p>
        </text:list-item>
        <text:list-item>
          <text:p text:style-name="P4"><text:span text:style-name="T2">View what others total debts to me are</text:span></text:p>
        </text:list-item>
        <text:list-item>
          <text:p text:style-name="P4"><text:span text:style-name="T2">Get a status of my total owings/debts (total owings from other – total debts i hav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BoldMT" svg:font-family="Arial-BoldMT"/>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09:43:29.26</meta:creation-date>
    <meta:generator>OpenOffice/4.0.1$Win32 OpenOffice.org_project/401m5$Build-9714</meta:generator>
    <meta:document-statistic meta:table-count="0" meta:image-count="0" meta:object-count="0" meta:page-count="3" meta:paragraph-count="77" meta:word-count="541" meta:character-count="2971"/>
    <dc:date>2014-05-07T10:51:04.20</dc:date>
    <meta:editing-duration>PT1H7M43S</meta:editing-duration>
    <meta:editing-cycles>1</meta:editing-cycles>
  </office:meta>
</office:document-meta>
</file>